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95a" officeooo:paragraph-rsid="0009c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y Miller</text:p>
      <text:p text:style-name="P1">Lab6 Report</text:p>
      <text:p text:style-name="P1">Due March 5, 2015</text:p>
      <text:p text:style-name="P1"/>
      <text:p text:style-name="P1">What command-line arguments would best support experimentation with the sorting algorithm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22:37.889183493</meta:creation-date>
    <dc:date>2015-02-19T16:39:04.481698937</dc:date>
    <meta:editing-duration>PT1M16S</meta:editing-duration>
    <meta:editing-cycles>1</meta:editing-cycles>
    <meta:document-statistic meta:table-count="0" meta:image-count="0" meta:object-count="0" meta:page-count="1" meta:paragraph-count="4" meta:word-count="19" meta:character-count="129" meta:non-whitespace-character-count="114"/>
    <meta:generator>LibreOffice/4.2.7.2$Linux_X86_64 LibreOffice_project/420m0$Build-2</meta:generator>
  </office:meta>
</office:document-meta>
</file>